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137f4f4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c9723c" officeooo:paragraph-rsid="00c9723c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d1a8f6" officeooo:paragraph-rsid="00d1a8f6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c403b4" officeooo:paragraph-rsid="00d98c46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daa2fa" officeooo:paragraph-rsid="00daa2fa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officeooo:rsid="00daa2fa" officeooo:paragraph-rsid="00e63359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e7ee39" officeooo:paragraph-rsid="00e7ee39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e9b6d2" officeooo:paragraph-rsid="00e9b6d2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e9b6d2" officeooo:paragraph-rsid="00f565bf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e9b6d2" officeooo:paragraph-rsid="01111dd2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eb43fc" officeooo:paragraph-rsid="00eb43fc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f1da14" officeooo:paragraph-rsid="00f1da14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fab664" officeooo:paragraph-rsid="00fab664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fb74b4" officeooo:paragraph-rsid="00fb74b4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fb74b4" officeooo:paragraph-rsid="01264df4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10c46c6" officeooo:paragraph-rsid="010c46c6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10d2cff" officeooo:paragraph-rsid="010d2cff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0eb6387" officeooo:paragraph-rsid="00c2066e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1213c4a" officeooo:paragraph-rsid="01213c4a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1224bcd" officeooo:paragraph-rsid="01224bcd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108486d" officeooo:paragraph-rsid="01224bcd"/>
    </style:style>
    <style:style style:name="P23" style:family="paragraph" style:parent-style-name="Text_20_body">
      <style:paragraph-properties fo:text-align="end" style:justify-single-word="false" style:writing-mode="rl-tb"/>
      <style:text-properties fo:color="#000000" style:font-name="Monospace" fo:font-size="12pt" officeooo:rsid="01173a62" officeooo:paragraph-rsid="01173a62" style:font-size-asian="12pt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1301cd5" officeooo:paragraph-rsid="01301cd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1a8f6" officeooo:paragraph-rsid="00d1a8f6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cd515c" officeooo:paragraph-rsid="00e6335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63359" officeooo:paragraph-rsid="00e63359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e7ee39" officeooo:paragraph-rsid="00e7ee39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0e9b6d2" officeooo:paragraph-rsid="00e9b6d2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e9b6d2" officeooo:paragraph-rsid="00f565bf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e9b6d2" officeooo:paragraph-rsid="01111dd2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0ee978c" officeooo:paragraph-rsid="00f02c9e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0ee978c" officeooo:paragraph-rsid="00f1da1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0f02c9e" officeooo:paragraph-rsid="00f02c9e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f02c9e" officeooo:paragraph-rsid="00f02c9e" fo:background-color="#ffff00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1027a1f" officeooo:paragraph-rsid="01027a1f" fo:background-color="#ffff00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1027a1f" officeooo:paragraph-rsid="0105f117" fo:background-color="#ffff00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105f117" officeooo:paragraph-rsid="0105f117" fo:background-color="#ffff00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0f1da14" officeooo:paragraph-rsid="00f1da1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0f37fa4" officeooo:paragraph-rsid="00f37fa4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0f565bf" officeooo:paragraph-rsid="00f565bf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0f73502" officeooo:paragraph-rsid="00f73502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0fab664" officeooo:paragraph-rsid="00fab664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0fb74b4" officeooo:paragraph-rsid="00fb74b4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105aac0" officeooo:paragraph-rsid="0105aac0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105f117" officeooo:paragraph-rsid="0105f117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10d2cff" officeooo:paragraph-rsid="010d2cff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10e2b4a" officeooo:paragraph-rsid="010e2b4a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1111dd2" officeooo:paragraph-rsid="01111dd2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1b17fc" officeooo:paragraph-rsid="01330f82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0d022b5" officeooo:paragraph-rsid="00e63359"/>
    </style:style>
    <style:style style:name="P52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118cab7" officeooo:paragraph-rsid="01330f82" style:font-size-asian="12pt"/>
    </style:style>
    <style:style style:name="P53" style:family="paragraph" style:parent-style-name="Heading_20_2">
      <style:paragraph-properties fo:text-align="end" style:justify-single-word="false" style:writing-mode="rl-tb"/>
      <style:text-properties officeooo:rsid="00e9b6d2" officeooo:paragraph-rsid="00eac11f"/>
    </style:style>
    <style:style style:name="P54" style:family="paragraph" style:parent-style-name="Heading_20_2">
      <style:paragraph-properties fo:text-align="end" style:justify-single-word="false" style:writing-mode="rl-tb"/>
      <style:text-properties officeooo:rsid="0108486d" officeooo:paragraph-rsid="010ae784"/>
    </style:style>
    <style:style style:name="P55" style:family="paragraph" style:parent-style-name="Heading_20_2">
      <style:paragraph-properties fo:text-align="end" style:justify-single-word="false" style:writing-mode="rl-tb"/>
      <style:text-properties officeooo:rsid="010ae784" officeooo:paragraph-rsid="010ae784"/>
    </style:style>
    <style:style style:name="P56" style:family="paragraph" style:parent-style-name="Standard">
      <style:text-properties officeooo:rsid="00be5dd4" officeooo:paragraph-rsid="00be5dd4"/>
    </style:style>
    <style:style style:name="P57" style:family="paragraph" style:parent-style-name="Standard">
      <style:text-properties officeooo:rsid="00bea89a" officeooo:paragraph-rsid="00bea89a"/>
    </style:style>
    <style:style style:name="P58" style:family="paragraph" style:parent-style-name="Standard">
      <style:text-properties officeooo:rsid="00c9723c" officeooo:paragraph-rsid="00c9723c"/>
    </style:style>
    <style:style style:name="P59" style:family="paragraph" style:parent-style-name="Standard">
      <style:text-properties officeooo:rsid="00c4c5fb" officeooo:paragraph-rsid="00d1a8f6"/>
    </style:style>
    <style:style style:name="P60" style:family="paragraph" style:parent-style-name="Standard">
      <style:text-properties officeooo:rsid="00c4c5fb" officeooo:paragraph-rsid="00d98c46"/>
    </style:style>
    <style:style style:name="P61" style:family="paragraph" style:parent-style-name="Standard">
      <style:text-properties officeooo:rsid="00c403b4" officeooo:paragraph-rsid="00dd8a20"/>
    </style:style>
    <style:style style:name="P62" style:family="paragraph" style:parent-style-name="Standard">
      <style:text-properties officeooo:rsid="00c403b4" officeooo:paragraph-rsid="00e00068"/>
    </style:style>
    <style:style style:name="P63" style:family="paragraph" style:parent-style-name="Standard">
      <style:text-properties officeooo:rsid="00df5143" officeooo:paragraph-rsid="00df5143"/>
    </style:style>
    <style:style style:name="P64" style:family="paragraph" style:parent-style-name="Standard">
      <style:text-properties officeooo:rsid="00eb43fc" officeooo:paragraph-rsid="00eb43fc"/>
    </style:style>
    <style:style style:name="P65" style:family="paragraph" style:parent-style-name="Standard">
      <style:text-properties officeooo:rsid="00fab664" officeooo:paragraph-rsid="00fb74b4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565bf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b74b4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e9cbb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215b0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3f0b1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64df4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99057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c97b3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style:font-size-asian="12pt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0f565bf" style:font-size-asian="12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11215b0" style:font-size-asian="12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1264df4" style:font-size-asian="12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0dcc8b6" officeooo:paragraph-rsid="00dcc8b6" style:font-size-asian="12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0fb74b4" officeooo:paragraph-rsid="00fb74b4" style:font-size-asian="12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1111dd2" officeooo:paragraph-rsid="011215b0" style:font-size-asian="12pt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1027a1f" officeooo:paragraph-rsid="01027a1f" fo:background-color="#e8f2fe" style:font-size-asian="12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0fe3244" style:font-size-asian="12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1264df4" style:font-size-asian="12pt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e9b6d2" officeooo:paragraph-rsid="00eac11f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fb74b4" officeooo:paragraph-rsid="0105f117" fo:background-color="#ffff00"/>
    </style:style>
    <style:style style:name="P8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0fe3244" style:font-size-asian="12pt"/>
    </style:style>
    <style:style style:name="P8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1264df4" style:font-size-asian="12pt"/>
    </style:style>
    <style:style style:name="P8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b74b4" officeooo:paragraph-rsid="01027a1f" style:font-size-asian="12pt"/>
    </style:style>
    <style:style style:name="P9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1027a1f" officeooo:paragraph-rsid="01027a1f" style:font-size-asian="12pt"/>
    </style:style>
    <style:style style:name="P9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0d2cff" officeooo:paragraph-rsid="010d2cff"/>
    </style:style>
    <style:style style:name="P9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0fb74b4" officeooo:paragraph-rsid="00fb74b4" style:font-size-asian="12pt"/>
    </style:style>
    <style:style style:name="P9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0d2cff" officeooo:paragraph-rsid="010d2cff" style:font-size-asian="12pt"/>
    </style:style>
    <style:style style:name="P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264df4" officeooo:paragraph-rsid="01264df4" style:font-size-asian="12pt"/>
    </style:style>
    <style:style style:name="P9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2cbb19" officeooo:paragraph-rsid="012cbb19" style:font-size-asian="12pt"/>
    </style:style>
    <style:style style:name="P9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fo:font-weight="normal" officeooo:rsid="00fb74b4" officeooo:paragraph-rsid="00fb74b4" style:font-size-asian="12pt" style:font-weight-asian="normal" style:font-weight-complex="normal"/>
    </style:style>
    <style:style style:name="P97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1173a62" officeooo:paragraph-rsid="01173a62"/>
    </style:style>
    <style:style style:name="P98" style:family="paragraph" style:parent-style-name="Text_20_body">
      <style:text-properties officeooo:rsid="010c46c6" officeooo:paragraph-rsid="010c46c6"/>
    </style:style>
    <style:style style:name="P99" style:family="paragraph" style:parent-style-name="Heading_20_2">
      <style:text-properties officeooo:paragraph-rsid="00e9b6d2"/>
    </style:style>
    <style:style style:name="P100" style:family="paragraph" style:parent-style-name="Heading_20_2">
      <style:text-properties officeooo:rsid="00fab664" officeooo:paragraph-rsid="00fab664"/>
    </style:style>
    <style:style style:name="P101" style:family="paragraph" style:parent-style-name="Heading_20_2">
      <style:text-properties officeooo:paragraph-rsid="0108486d"/>
    </style:style>
    <style:style style:name="P102" style:family="paragraph" style:parent-style-name="Heading_20_1">
      <style:text-properties officeooo:rsid="00be338f" officeooo:paragraph-rsid="00be338f"/>
    </style:style>
    <style:style style:name="P103" style:family="paragraph" style:parent-style-name="Text_20_body" style:list-style-name="L1">
      <style:paragraph-properties fo:text-align="end" style:justify-single-word="false" style:writing-mode="rl-tb"/>
      <style:text-properties officeooo:rsid="01173a62" officeooo:paragraph-rsid="01173a62"/>
    </style:style>
    <style:style style:name="P104" style:family="paragraph" style:parent-style-name="Text_20_body" style:list-style-name="L1">
      <style:paragraph-properties fo:text-align="end" style:justify-single-word="false" style:writing-mode="rl-tb"/>
      <style:text-properties officeooo:rsid="01173a62" officeooo:paragraph-rsid="0131fc4f"/>
    </style:style>
    <style:style style:name="P105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173a62" officeooo:paragraph-rsid="01173a62" style:font-size-asian="12pt"/>
    </style:style>
    <style:style style:name="P106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18cab7" officeooo:paragraph-rsid="0118cab7" style:font-size-asian="12pt"/>
    </style:style>
    <style:style style:name="P107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31fc4f" officeooo:paragraph-rsid="0131fc4f" style:font-size-asian="12pt"/>
    </style:style>
    <style:style style:name="P108" style:family="paragraph" style:parent-style-name="Text_20_body" style:list-style-name="L2">
      <style:paragraph-properties fo:text-align="start" style:justify-single-word="false" style:writing-mode="lr-tb"/>
      <style:text-properties officeooo:rsid="00eb6387" officeooo:paragraph-rsid="00c2066e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13a0c4c" officeooo:paragraph-rsid="013a0c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403b4" style:font-weight-asian="bold" style:font-weight-complex="bold"/>
    </style:style>
    <style:style style:name="T3" style:family="text">
      <style:text-properties fo:font-weight="bold" officeooo:rsid="00e9b6d2" style:font-weight-asian="bold" style:font-weight-complex="bold"/>
    </style:style>
    <style:style style:name="T4" style:family="text">
      <style:text-properties fo:font-weight="bold" officeooo:rsid="00eac11f" style:font-weight-asian="bold" style:font-weight-complex="bold"/>
    </style:style>
    <style:style style:name="T5" style:family="text">
      <style:text-properties fo:font-weight="bold" officeooo:rsid="00fb74b4" style:font-weight-asian="bold" style:font-weight-complex="bold"/>
    </style:style>
    <style:style style:name="T6" style:family="text">
      <style:text-properties fo:font-weight="bold" officeooo:rsid="01027a1f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2pt" style:font-size-asian="12pt"/>
    </style:style>
    <style:style style:name="T11" style:family="text">
      <style:text-properties fo:color="#000000" style:font-name="Monospace" fo:font-size="12pt" officeooo:rsid="00dc7676" style:font-size-asian="12pt"/>
    </style:style>
    <style:style style:name="T12" style:family="text">
      <style:text-properties fo:color="#000000" style:font-name="Monospace" fo:font-size="12pt" officeooo:rsid="00dd8a20" style:font-size-asian="12pt"/>
    </style:style>
    <style:style style:name="T13" style:family="text">
      <style:text-properties fo:color="#000000" style:font-name="Monospace" fo:font-size="12pt" officeooo:rsid="00de2989" style:font-size-asian="12pt"/>
    </style:style>
    <style:style style:name="T14" style:family="text">
      <style:text-properties fo:color="#000000" style:font-name="Monospace" fo:font-size="12pt" officeooo:rsid="00eac11f" style:font-size-asian="12pt"/>
    </style:style>
    <style:style style:name="T15" style:family="text">
      <style:text-properties fo:color="#000000" style:font-name="Monospace" fo:font-size="12pt" officeooo:rsid="00ed127c" style:font-size-asian="12pt"/>
    </style:style>
    <style:style style:name="T16" style:family="text">
      <style:text-properties fo:color="#000000" style:font-name="Monospace" fo:font-size="12pt" officeooo:rsid="00f565bf" style:font-size-asian="12pt"/>
    </style:style>
    <style:style style:name="T17" style:family="text">
      <style:text-properties fo:color="#000000" style:font-name="Monospace" fo:font-size="12pt" officeooo:rsid="00fb74b4" style:font-size-asian="12pt"/>
    </style:style>
    <style:style style:name="T18" style:family="text">
      <style:text-properties fo:color="#000000" style:font-name="Monospace" fo:font-size="12pt" officeooo:rsid="00fc367c" style:font-size-asian="12pt"/>
    </style:style>
    <style:style style:name="T19" style:family="text">
      <style:text-properties fo:color="#000000" style:font-name="Monospace" fo:font-size="12pt" officeooo:rsid="00fe3244" style:font-size-asian="12pt"/>
    </style:style>
    <style:style style:name="T20" style:family="text">
      <style:text-properties fo:color="#000000" style:font-name="Monospace" fo:font-size="12pt" officeooo:rsid="0105f117" style:font-size-asian="12pt"/>
    </style:style>
    <style:style style:name="T21" style:family="text">
      <style:text-properties fo:color="#000000" style:font-name="Monospace" fo:font-size="12pt" officeooo:rsid="01111dd2" style:font-size-asian="12pt"/>
    </style:style>
    <style:style style:name="T22" style:family="text">
      <style:text-properties fo:color="#000000" style:font-name="Monospace" fo:font-size="12pt" officeooo:rsid="011215b0" style:font-size-asian="12pt"/>
    </style:style>
    <style:style style:name="T23" style:family="text">
      <style:text-properties fo:color="#000000" style:font-name="Monospace" fo:font-size="12pt" officeooo:rsid="01246a79" style:font-size-asian="12pt"/>
    </style:style>
    <style:style style:name="T24" style:family="text">
      <style:text-properties fo:color="#000000" style:font-name="Monospace" fo:font-size="12pt" officeooo:rsid="01299057" style:font-size-asian="12pt"/>
    </style:style>
    <style:style style:name="T25" style:family="text">
      <style:text-properties fo:color="#000000" style:font-name="Monospace" fo:font-size="12pt" officeooo:rsid="012a6499" style:font-size-asian="12pt"/>
    </style:style>
    <style:style style:name="T26" style:family="text">
      <style:text-properties fo:color="#000000" style:font-name="Monospace" fo:font-size="12pt" officeooo:rsid="012c97b3" style:font-size-asian="12pt"/>
    </style:style>
    <style:style style:name="T27" style:family="text">
      <style:text-properties fo:color="#000000" style:font-name="Monospace" fo:font-size="12pt" officeooo:rsid="012cbb19" style:font-size-asian="12pt"/>
    </style:style>
    <style:style style:name="T28" style:family="text">
      <style:text-properties fo:color="#000000" style:font-name="Monospace" fo:font-size="12pt" officeooo:rsid="01304928" style:font-size-asian="12pt"/>
    </style:style>
    <style:style style:name="T29" style:family="text">
      <style:text-properties fo:color="#000000" style:font-name="Monospace" fo:font-size="12pt" officeooo:rsid="0131fc4f" style:font-size-asian="12pt"/>
    </style:style>
    <style:style style:name="T30" style:family="text">
      <style:text-properties fo:color="#000000" style:font-name="Monospace" fo:font-size="12pt" officeooo:rsid="0118cab7" style:font-size-asian="12pt"/>
    </style:style>
    <style:style style:name="T31" style:family="text">
      <style:text-properties fo:color="#000000" style:font-name="Monospace" fo:font-size="12pt" officeooo:rsid="011c541f" style:font-size-asian="12pt"/>
    </style:style>
    <style:style style:name="T32" style:family="text">
      <style:text-properties fo:color="#000000" style:font-name="Monospace" fo:font-size="12pt" officeooo:rsid="011d1687" style:font-size-asian="12pt"/>
    </style:style>
    <style:style style:name="T33" style:family="text">
      <style:text-properties fo:color="#000000" style:font-name="Monospace" fo:font-size="12pt" officeooo:rsid="01330f82" style:font-size-asian="12pt"/>
    </style:style>
    <style:style style:name="T34" style:family="text">
      <style:text-properties fo:color="#000000" style:font-name="Monospace" fo:font-size="12pt" fo:font-weight="bold" style:font-size-asian="12pt" style:font-weight-asian="bold"/>
    </style:style>
    <style:style style:name="T35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6" style:family="text">
      <style:text-properties fo:color="#000000" style:font-name="Monospace" fo:font-size="12pt" fo:font-weight="bold" officeooo:rsid="01264df4" style:font-size-asian="12pt" style:font-weight-asian="bold" style:font-weight-complex="bold"/>
    </style:style>
    <style:style style:name="T37" style:family="text">
      <style:text-properties fo:color="#000000" style:font-name="Monospace" fo:font-size="12pt" fo:font-weight="bold" officeooo:rsid="01279edc" style:font-size-asian="12pt" style:font-weight-asian="bold" style:font-weight-complex="bold"/>
    </style:style>
    <style:style style:name="T38" style:family="text">
      <style:text-properties fo:color="#000000" style:font-name="Monospace" fo:font-size="12pt" fo:font-style="italic" style:font-size-asian="12pt" style:font-style-asian="italic"/>
    </style:style>
    <style:style style:name="T39" style:family="text">
      <style:text-properties fo:color="#000000" style:font-name="Monospace" fo:font-size="12pt" fo:font-style="italic" officeooo:rsid="00eac11f" style:font-size-asian="12pt" style:font-style-asian="italic"/>
    </style:style>
    <style:style style:name="T40" style:family="text">
      <style:text-properties fo:color="#000000" style:font-name="Monospace" fo:font-size="12pt" fo:font-style="italic" officeooo:rsid="011215b0" style:font-size-asian="12pt" style:font-style-asian="italic"/>
    </style:style>
    <style:style style:name="T41" style:family="text">
      <style:text-properties fo:color="#000000" style:font-name="Monospace" officeooo:rsid="00de2989"/>
    </style:style>
    <style:style style:name="T42" style:family="text">
      <style:text-properties fo:color="#000000" style:font-name="Monospace" fo:font-weight="bold" officeooo:rsid="00e63359" style:font-weight-asian="bold" style:font-weight-complex="bold"/>
    </style:style>
    <style:style style:name="T43" style:family="text">
      <style:text-properties fo:color="#000000" style:font-name="Monospace" officeooo:rsid="00e63359"/>
    </style:style>
    <style:style style:name="T44" style:family="text">
      <style:text-properties fo:color="#000000" officeooo:rsid="012c97b3"/>
    </style:style>
    <style:style style:name="T45" style:family="text">
      <style:text-properties fo:color="#6a3e3e"/>
    </style:style>
    <style:style style:name="T46" style:family="text">
      <style:text-properties fo:color="#6a3e3e" style:font-name="Monospace"/>
    </style:style>
    <style:style style:name="T47" style:family="text">
      <style:text-properties fo:color="#6a3e3e" style:font-name="Monospace" fo:font-size="12pt" style:font-size-asian="12pt"/>
    </style:style>
    <style:style style:name="T48" style:family="text">
      <style:text-properties fo:color="#6a3e3e" style:font-name="Monospace" fo:font-size="12pt" officeooo:rsid="00eac11f" style:font-size-asian="12pt"/>
    </style:style>
    <style:style style:name="T49" style:family="text">
      <style:text-properties fo:color="#6a3e3e" style:font-name="Monospace" fo:font-size="12pt" officeooo:rsid="00fb74b4" style:font-size-asian="12pt"/>
    </style:style>
    <style:style style:name="T50" style:family="text">
      <style:text-properties fo:color="#6a3e3e" style:font-name="Monospace" fo:font-size="12pt" officeooo:rsid="00fe3244" style:font-size-asian="12pt"/>
    </style:style>
    <style:style style:name="T51" style:family="text">
      <style:text-properties fo:color="#6a3e3e" style:font-name="Monospace" fo:font-size="12pt" officeooo:rsid="00fe9cbb" style:font-size-asian="12pt"/>
    </style:style>
    <style:style style:name="T52" style:family="text">
      <style:text-properties fo:color="#6a3e3e" style:font-name="Monospace" fo:font-size="12pt" officeooo:rsid="01299057" style:font-size-asian="12pt"/>
    </style:style>
    <style:style style:name="T53" style:family="text">
      <style:text-properties fo:color="#6a3e3e" style:font-name="Monospace" fo:font-size="12pt" officeooo:rsid="012cbb19" style:font-size-asian="12pt"/>
    </style:style>
    <style:style style:name="T54" style:family="text">
      <style:text-properties fo:color="#7f0055" style:font-name="Monospace" fo:font-size="12pt" fo:font-weight="bold" style:font-size-asian="12pt" style:font-weight-asian="bold"/>
    </style:style>
    <style:style style:name="T55" style:family="text">
      <style:text-properties fo:color="#7f0055" style:font-name="Monospace" fo:font-size="12pt" fo:font-weight="bold" officeooo:rsid="00f565bf" style:font-size-asian="12pt" style:font-weight-asian="bold"/>
    </style:style>
    <style:style style:name="T56" style:family="text">
      <style:text-properties fo:color="#7f0055" style:font-name="Monospace" fo:font-size="12pt" fo:font-weight="bold" officeooo:rsid="0113f0b1" style:font-size-asian="12pt" style:font-weight-asian="bold"/>
    </style:style>
    <style:style style:name="T57" style:family="text">
      <style:text-properties fo:color="#7f0055" style:font-name="Monospace" fo:font-weight="bold" style:font-weight-asian="bold"/>
    </style:style>
    <style:style style:name="T58" style:family="text">
      <style:text-properties fo:color="#7f0055" fo:font-weight="bold" style:font-weight-asian="bold"/>
    </style:style>
    <style:style style:name="T59" style:family="text">
      <style:text-properties fo:font-size="8pt" officeooo:rsid="00c4c5fb" style:font-size-asian="8pt" style:font-size-complex="8pt"/>
    </style:style>
    <style:style style:name="T60" style:family="text">
      <style:text-properties fo:font-size="8pt" officeooo:rsid="00df40ad" style:font-size-asian="8pt" style:font-size-complex="8pt"/>
    </style:style>
    <style:style style:name="T61" style:family="text">
      <style:text-properties fo:font-size="8pt" officeooo:rsid="00e00068" style:font-size-asian="8pt" style:font-size-complex="8pt"/>
    </style:style>
    <style:style style:name="T62" style:family="text">
      <style:text-properties fo:font-size="8pt" officeooo:rsid="00e4aa6e" style:font-size-asian="8pt" style:font-size-complex="8pt"/>
    </style:style>
    <style:style style:name="T63" style:family="text">
      <style:text-properties officeooo:rsid="00bea89a"/>
    </style:style>
    <style:style style:name="T64" style:family="text">
      <style:text-properties officeooo:rsid="00bfde8b"/>
    </style:style>
    <style:style style:name="T65" style:family="text">
      <style:text-properties officeooo:rsid="00c2066e"/>
    </style:style>
    <style:style style:name="T66" style:family="text">
      <style:text-properties officeooo:rsid="00c403b4"/>
    </style:style>
    <style:style style:name="T67" style:family="text">
      <style:text-properties officeooo:rsid="00c4c5fb"/>
    </style:style>
    <style:style style:name="T68" style:family="text">
      <style:text-properties officeooo:rsid="00c66d12"/>
    </style:style>
    <style:style style:name="T69" style:family="text">
      <style:text-properties officeooo:rsid="00cc1d41"/>
    </style:style>
    <style:style style:name="T70" style:family="text">
      <style:text-properties officeooo:rsid="00cdd7b0"/>
    </style:style>
    <style:style style:name="T71" style:family="text">
      <style:text-properties officeooo:rsid="00d022b5"/>
    </style:style>
    <style:style style:name="T72" style:family="text">
      <style:text-properties officeooo:rsid="00d1a8f6"/>
    </style:style>
    <style:style style:name="T73" style:family="text">
      <style:text-properties officeooo:rsid="00d4ae1b"/>
    </style:style>
    <style:style style:name="T74" style:family="text">
      <style:text-properties officeooo:rsid="00e63359"/>
    </style:style>
    <style:style style:name="T75" style:family="text">
      <style:text-properties officeooo:rsid="00e7ee39"/>
    </style:style>
    <style:style style:name="T76" style:family="text">
      <style:text-properties officeooo:rsid="00e9b6d2"/>
    </style:style>
    <style:style style:name="T77" style:family="text">
      <style:text-properties officeooo:rsid="00ea93e9"/>
    </style:style>
    <style:style style:name="T78" style:family="text">
      <style:text-properties officeooo:rsid="00eac11f"/>
    </style:style>
    <style:style style:name="T79" style:family="text">
      <style:text-properties officeooo:rsid="00ee825d"/>
    </style:style>
    <style:style style:name="T80" style:family="text">
      <style:text-properties officeooo:rsid="00ee978c"/>
    </style:style>
    <style:style style:name="T81" style:family="text">
      <style:text-properties officeooo:rsid="00ef1641"/>
    </style:style>
    <style:style style:name="T82" style:family="text">
      <style:text-properties officeooo:rsid="00f6beec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f81896" fo:background-color="#ffff00" loext:char-shading-value="0"/>
    </style:style>
    <style:style style:name="T85" style:family="text">
      <style:text-properties officeooo:rsid="00f9b9cd"/>
    </style:style>
    <style:style style:name="T86" style:family="text">
      <style:text-properties officeooo:rsid="00fb74b4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1027a1f" style:font-weight-asian="normal" style:font-weight-complex="normal"/>
    </style:style>
    <style:style style:name="T89" style:family="text">
      <style:text-properties fo:color="#2a00ff" style:font-name="Monospace" fo:font-size="12pt" style:font-size-asian="12pt"/>
    </style:style>
    <style:style style:name="T90" style:family="text">
      <style:text-properties officeooo:rsid="0105f117"/>
    </style:style>
    <style:style style:name="T91" style:family="text">
      <style:text-properties officeooo:rsid="010ae784"/>
    </style:style>
    <style:style style:name="T92" style:family="text">
      <style:text-properties officeooo:rsid="01156d29"/>
    </style:style>
    <style:style style:name="T93" style:family="text">
      <style:text-properties officeooo:rsid="011c541f"/>
    </style:style>
    <style:style style:name="T94" style:family="text">
      <style:text-properties officeooo:rsid="011d1687"/>
    </style:style>
    <style:style style:name="T95" style:family="text">
      <style:text-properties officeooo:rsid="01224bcd"/>
    </style:style>
    <style:style style:name="T96" style:family="text">
      <style:text-properties officeooo:rsid="0123d200"/>
    </style:style>
    <style:style style:name="T97" style:family="text">
      <style:text-properties officeooo:rsid="01246a79"/>
    </style:style>
    <style:style style:name="T98" style:family="text">
      <style:text-properties officeooo:rsid="012b292f"/>
    </style:style>
    <style:style style:name="T99" style:family="text">
      <style:text-properties officeooo:rsid="012ec55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ממשקים</text:h>
      <text:p text:style-name="P56"><text:span text:style-name="T1">ממשק</text:span> הוא אוסף של כותרות של מתודות, בלי <text:span text:style-name="T63">גוף</text:span>.</text:p>
      <text:p text:style-name="P56"/>
      <text:p text:style-name="P56">בשיעור הקודם למדנו על מחלקה – למחלקה יש מתודות עם <text:span text:style-name="T64">גוף שמגדיר איך הן פועלות</text:span>, ויש גם שדות (משתנים). <text:s text:c="2"/><text:span text:style-name="T63">אבל למה צריך ממשק, שיש בו רק מתודות, ובלי גוף? זה לא נשמע שימושי במיוחד!</text:span></text:p>
      <text:p text:style-name="P56"/>
      <text:p text:style-name="P57">למעשה, ממשק הוא דבר מאד שימושי. <text:span text:style-name="T66">הוא מאפשר לנו לכתוב </text:span><text:span text:style-name="T2">אלגוריתם</text:span><text:span text:style-name="T66"> כללי, שיכול לעבוד על הרבה מחלקות שונות.</text:span></text:p>
      <text:p text:style-name="P57"/>
      <text:p text:style-name="P61">למשל, נניח שאנחנו רוצים לכתוב <text:span text:style-name="T70">מתודה </text:span>לציור גרף של <text:span text:style-name="T68">הפונקציה y=sin(x), בתחום בין 0 ל-10. הרעיון הוא לקחת 100 ערכי x שונים בתחום, לכל ערך x לחשב את ערך y המתאים, ואז לשים נקודות בכל ה-(x,y) שחישבנו. כיוון ששירטוט גרפים בג’אבה זה סיפור מסובך, נציג קודם-כל קוד שמחשב את הנקודות וכותב אותן למסך:</text:span></text:p>
      <text:p text:style-name="P6"><text:span text:style-name="T54">void</text:span><text:span text:style-name="T10"> </text:span><text:span text:style-name="T13">printPoints</text:span><text:span text:style-name="T10">(</text:span><text:span text:style-name="T54">double</text:span><text:span text:style-name="T10"> </text:span><text:span text:style-name="T47">xFrom</text:span><text:span text:style-name="T10">, </text:span><text:span text:style-name="T54">double</text:span><text:span text:style-name="T10"> </text:span><text:span text:style-name="T47">xTo</text:span><text:span text:style-name="T10">, </text:span><text:span text:style-name="T54">int</text:span><text:span text:style-name="T10"> </text:span><text:span text:style-name="T47">numPoints</text:span><text:span text:style-name="T10">) {</text:span></text:p>
      <text:p text:style-name="P5"><text:span text:style-name="T54"><text:tab/>double</text:span><text:span text:style-name="T10"> </text:span><text:span text:style-name="T47">difference</text:span><text:span text:style-name="T10"> = (</text:span><text:span text:style-name="T47">xTo</text:span><text:span text:style-name="T10">-</text:span><text:span text:style-name="T47">xFrom</text:span><text:span text:style-name="T10">)/</text:span><text:span text:style-name="T47">numPoints</text:span><text:span text:style-name="T10">;</text:span></text:p>
      <text:p text:style-name="P66"><text:span text:style-name="T54"><text:tab/>for</text:span><text:span text:style-name="T10"> (</text:span><text:span text:style-name="T54">double</text:span><text:span text:style-name="T10"> </text:span><text:span text:style-name="T47">x</text:span><text:span text:style-name="T10"> = </text:span><text:span text:style-name="T47">xFrom</text:span><text:span text:style-name="T10">; </text:span><text:span text:style-name="T47">x</text:span><text:span text:style-name="T10">&lt;=</text:span><text:span text:style-name="T47">xTo</text:span><text:span text:style-name="T10">; </text:span><text:span text:style-name="T47">x</text:span><text:span text:style-name="T10">+=</text:span><text:span text:style-name="T47">difference</text:span><text:span text:style-name="T10">) {</text:span></text:p>
      <text:p text:style-name="P66"><text:span text:style-name="T10"><text:tab/><text:tab/></text:span><text:span text:style-name="T54">double</text:span><text:span text:style-name="T10"> </text:span><text:span text:style-name="T47">y</text:span><text:span text:style-name="T10"> = </text:span><text:span text:style-name="T11">Math.sin(x);</text:span></text:p>
      <text:p text:style-name="P66"><text:span text:style-name="T11"><text:tab/><text:tab/></text:span><text:span text:style-name="T12">System.out.println(“(“+x+”,”+y+”)”);</text:span></text:p>
      <text:p text:style-name="P75"><text:tab/>}</text:p>
      <text:p text:style-name="P79">}</text:p>
      <text:p text:style-name="P62"><text:span text:style-name="T59">(בגיטהאב, </text:span><text:span text:style-name="T60">בתיקייה lesson2, </text:span><text:span text:style-name="T59"><text:s/></text:span><text:span text:style-name="T60">יש קוד דומה שאמור גם לצייר את הגרף. </text:span><text:span text:style-name="T59"><text:s/></text:span><text:span text:style-name="T61">הקוד נבדק על המחשבים בכיתות הלימוד, שיש בהם Java 8 ו-Eclipse Neon על חלונות 10. <text:s/>הקוד נבדק גם באובונטו עם Java 9 ו-Eclipse Oxygen. במערכות אחרות </text:span><text:span text:style-name="T62">ייתכן שצריך להתקין תוספים שונים</text:span><text:span text:style-name="T59">)</text:span><text:span text:style-name="T67">. </text:span></text:p>
      <text:p text:style-name="P63"/>
      <text:p text:style-name="P60">עכשיו, אנחנו רוצים לצייר גרף של פונקציה אחרת – y=tan(2x). <text:s/>הקוד הוא כמעט זהה – השורה היחידה שצריך לשנות היא השורה שבה מחשבים ערך של y המתאים לערך מסויים של x. <text:s/>במקום לכתוב:</text:p>
      <text:p text:style-name="P4">y = Math.sin(x);</text:p>
      <text:p text:style-name="P25">צריך לכתוב:</text:p>
      <text:p text:style-name="P4">y = Math.tan(2*x);</text:p>
      <text:p text:style-name="P59">חבל לכתוב את אותו קוד פעמיים רק בשביל לצייר פונקציה אחרת, נכון? <text:s/></text:p>
      <text:p text:style-name="P58"/>
      <text:p text:style-name="P58">בדיוק בשביל זה המציאו את ה<text:span text:style-name="T1">ממשק</text:span>. <text:s/><text:span text:style-name="T69">אנחנו </text:span>ניצור ממשק <text:span text:style-name="T69">חדש עם מתודה אחת בלבד בלי גוף:</text:span></text:p>
      <text:p text:style-name="P3"><text:span text:style-name="T54">public</text:span><text:span text:style-name="T10"> </text:span><text:span text:style-name="T54">interface</text:span><text:span text:style-name="T10"> Function {</text:span></text:p>
      <text:p text:style-name="P66"><text:span text:style-name="T10"><text:tab/>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;</text:span></text:p>
      <text:p text:style-name="P75">}</text:p>
      <text:p text:style-name="P26">עכשיו, <text:span text:style-name="T72">נשנה </text:span>את המתודה <text:span text:style-name="T71">לציור גרף של פונקציה, כך שתקבל פרמטר נוסף f מסוג Function:</text:span></text:p>
      <text:p text:style-name="P7"><text:span text:style-name="T57">void</text:span><text:span text:style-name="T9"> </text:span><text:span text:style-name="T41">printPoints</text:span><text:span text:style-name="T9">(</text:span><text:span text:style-name="T42">Function f</text:span><text:span text:style-name="T43">, </text:span><text:span text:style-name="T57">double</text:span><text:span text:style-name="T9"> </text:span><text:span text:style-name="T46">xFrom</text:span><text:span text:style-name="T9">, </text:span><text:span text:style-name="T57">double</text:span><text:span text:style-name="T9"> </text:span><text:span text:style-name="T46">xTo</text:span><text:span text:style-name="T9">, </text:span><text:span text:style-name="T57">int</text:span><text:span text:style-name="T9"> </text:span><text:span text:style-name="T46">numPoints</text:span><text:span text:style-name="T9">) { … </text:span><text:span text:style-name="T43">}</text:span></text:p>
      <text:p text:style-name="P26"/>
      <text:p text:style-name="P51"><text:s/>ונשנה את השורה המחשבת את ערך y ל:</text:p>
      <text:p text:style-name="P4">y = f.apply(x);</text:p>
      <text:p text:style-name="P25">כל עצם <text:span text:style-name="T74">מסוג Function, </text:span>שיגיד לנו איך לממש את המתודה apply – <text:span text:style-name="T73">נוכל לצייר אותו!</text:span></text:p>
      <text:p text:style-name="P25"/>
      <text:p text:style-name="P27">איך מגדירים עצם מסוג Function? <text:span text:style-name="T75">אם ננסה פשוט לאתחל עצם כזה ע"י new:</text:span></text:p>
      <text:p text:style-name="P8">Function f1 = new Function();</text:p>
      <text:p text:style-name="P28"><text:soft-page-break/>זה לא יעבוד – נקבל הודעת שגיאה. אנחנו מנסים להגדיר עצם מסוג Function ולא אומרים איך הוא מממש את הפונקציה apply! <text:s/></text:p>
      <text:p text:style-name="P28"/>
      <text:p text:style-name="P29">נראה כאן שלוש דרכים להגדיר עצם שמממש ממשק.</text:p>
      <text:p text:style-name="P29"/>
      <text:p text:style-name="Heading_20_2"><text:span text:style-name="T1">דרך א</text:span>: מחלקה עם שם</text:p>
      <text:p text:style-name="P29">נגדיר מחלקה חדשה (בקובץ חדש), ונצהיר שהיא מממשת את הממשק. <text:span text:style-name="T79">מילת המפתח היא implements. הנה דוגמה:</text:span></text:p>
      <text:p text:style-name="P9"><text:span text:style-name="T54">public</text:span><text:span text:style-name="T10"> </text:span><text:span text:style-name="T54">class</text:span><text:span text:style-name="T10"> Sine </text:span><text:span text:style-name="T54">implements</text:span><text:span text:style-name="T10"> Function {</text:span></text:p>
      <text:p text:style-name="P66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66"><text:span text:style-name="T10"><text:tab/><text:tab/></text:span><text:span text:style-name="T54">return</text:span><text:span text:style-name="T10"> Math.</text:span><text:span text:style-name="T38">sin</text:span><text:span text:style-name="T10">(</text:span><text:span text:style-name="T47">x</text:span><text:span text:style-name="T10">);</text:span></text:p>
      <text:p text:style-name="P75"><text:tab/>}</text:p>
      <text:p text:style-name="P75">}</text:p>
      <text:p text:style-name="P29">עכשיו אפשר לכתוב בתוכנית הראשית:</text:p>
      <text:p text:style-name="P9">printPoints(new Sine(), 0, 10, 100)</text:p>
      <text:p text:style-name="P29">ונקבל נקודות המתאימות לפונקציית סינוס.</text:p>
      <text:p text:style-name="P29"/>
      <text:p text:style-name="P41">במחלקה החדשה יכולים להיות גם שדות נוספים שאינם קשורים לממשק, למשל, המחלקה הבאה מממשת את הפונקציה sin(ax) כאשר a הוא קבוע המועבר לבנאי:</text:p>
      <text:p text:style-name="P10"><text:span text:style-name="T54">public</text:span><text:span text:style-name="T10"> </text:span><text:span text:style-name="T54">class</text:span><text:span text:style-name="T10"> Sine</text:span><text:span text:style-name="T16">AX </text:span><text:span text:style-name="T54">implements</text:span><text:span text:style-name="T10"> Function {</text:span></text:p>
      <text:p text:style-name="P10"><text:span text:style-name="T10"><text:tab/></text:span><text:span text:style-name="T54">p</text:span><text:span text:style-name="T55">rivate</text:span><text:span text:style-name="T10"> </text:span><text:span text:style-name="T54">double</text:span><text:span text:style-name="T10"> </text:span><text:span text:style-name="T16">a;</text:span></text:p>
      <text:p text:style-name="P10"><text:span text:style-name="T16"><text:tab/></text:span><text:span text:style-name="T55">public</text:span><text:span text:style-name="T16"> SineAX(</text:span><text:span text:style-name="T55">double</text:span><text:span text:style-name="T16"> a) { this.a = a; }</text:span></text:p>
      <text:p text:style-name="P67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67"><text:span text:style-name="T10"><text:tab/><text:tab/></text:span><text:span text:style-name="T54">return</text:span><text:span text:style-name="T10"> Math.</text:span><text:span text:style-name="T38">sin</text:span><text:span text:style-name="T10">(</text:span><text:span text:style-name="T16">a*</text:span><text:span text:style-name="T47">x</text:span><text:span text:style-name="T10">);</text:span></text:p>
      <text:p text:style-name="P76"><text:tab/>}</text:p>
      <text:p text:style-name="P76">}</text:p>
      <text:p text:style-name="P30">עכשיו אפשר לכתוב בתוכנית הראשית:</text:p>
      <text:p text:style-name="P10">printPoints(new Sine(<text:span text:style-name="T82">5</text:span>), 0, 10, 100)</text:p>
      <text:p text:style-name="P30">ונקבל נקודות המתאימות <text:span text:style-name="T82">לפונקציה sin(5x)</text:span>.</text:p>
      <text:p text:style-name="P30"/>
      <text:p text:style-name="P42"><text:span text:style-name="T7">תרגיל כיתה</text:span><text:span text:style-name="T83">: קחו את המחלקה Monom שהגדרנו בשיעור הקודם, ועשו בה את השינויים הדרושים כך שיהיה </text:span><text:span text:style-name="T84">אפשר להשתמש בה כארגומנט ל</text:span><text:span text:style-name="T83">מתודה printPoints.</text:span></text:p>
      <text:p text:style-name="P30"/>
      <text:p text:style-name="P99"><text:span text:style-name="T1">דרך </text:span><text:span text:style-name="T3">ב</text:span>: מחלקה <text:span text:style-name="T76">בלי </text:span>שם</text:p>
      <text:p text:style-name="P29">אפשר להגדיר מחלקה חדשה בתוכנית הראשית, בלי לתת לה שם (<text:span text:style-name="T80">מחלקה כזאת נקראת </text:span>“מחלקה אנונימית", <text:span text:style-name="T79">anonymous class</text:span>). <text:span text:style-name="T77">זה נראה כך:</text:span></text:p>
      <text:p text:style-name="P9"><text:span text:style-name="T10">Function </text:span><text:span text:style-name="T48">sine</text:span><text:span text:style-name="T10"> = </text:span><text:span text:style-name="T54">new</text:span><text:span text:style-name="T10"> Function() {</text:span></text:p>
      <text:p text:style-name="P66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66"><text:span text:style-name="T10"><text:tab/><text:tab/></text:span><text:span text:style-name="T54">return</text:span><text:span text:style-name="T10"> </text:span><text:span text:style-name="T39">Math.sin</text:span><text:span text:style-name="T10">(</text:span><text:span text:style-name="T47">x</text:span><text:span text:style-name="T10">);</text:span></text:p>
      <text:p text:style-name="P75"><text:tab/>}</text:p>
      <text:p text:style-name="P75">};</text:p>
      <text:p text:style-name="P85"><text:span text:style-name="T14">printPoints(</text:span><text:span text:style-name="T48">sine</text:span><text:span text:style-name="T14">, 0, 10, 100)</text:span></text:p>
      <text:p text:style-name="P29"/>
      <text:p text:style-name="P53"><text:soft-page-break/><text:span text:style-name="T1">דרך </text:span><text:span text:style-name="T4">ג</text:span>: <text:span text:style-name="T78">ביטוי-חץ (“למדא")</text:span></text:p>
      <text:p text:style-name="P64">אפשר להגדיר את אותה מחלקה שהגדרנו למעלה בקיצור, בשורה אחת, ע"י ביטוי-חץ:</text:p>
      <text:p text:style-name="P12"><text:span text:style-name="T10">Function sine = <text:s/>x -&gt; Math.</text:span><text:span text:style-name="T15">sin</text:span><text:span text:style-name="T10">(x);</text:span></text:p>
      <text:p text:style-name="P32">ביטוי-חץ נקרא ב<text:span text:style-name="T81">לועזית "ביטוי למדא", lambda expression. ניתן להשתמש בו בכל מקום שבו רוצים לממש ממשק עם מתודה אחת בלבד (כמו הממשק Function).</text:span></text:p>
      <text:p text:style-name="P39">כשהקומפיילר רואה ביטוי חץ, הוא עושה הרבה דברים מאחרי הקלעים: הוא מגדיר מחלקה אנונימית חדשה המממשת את הממשק המתאים (Function), יוצר בתוכה מתודה אחת בשם המתאים (apply), המתודה מקבלת ארגומנט אחד בשם x, ומחזירה את Math.sin(x).</text:p>
      <text:p text:style-name="P33"/>
      <text:p text:style-name="P39">ביטוי-חץ הוא דרך מאד נוחה להעביר פעולות למתודות. לדוגמה, בעזרת ביטוי-חץ אפשר לצייר פונקציות רבות באותה תוכנית:</text:p>
      <text:p text:style-name="P13">printPoints( x-&gt;Math.sin(x), 0, 10, 100);</text:p>
      <text:p text:style-name="P13">printPoints( x-&gt;x*x, 0, 10, 100);</text:p>
      <text:p text:style-name="P13">printPoints( x-&gt;1/Math.tan(x), 0, 10, 100);</text:p>
      <text:p text:style-name="P13">printPoints( x-&gt;x*Math.log(x), 0, 10, 100);</text:p>
      <text:p text:style-name="P40">ועוד. <text:s text:c="2"/>כתבנו את המתודה printPoints פעם אחת, ואנחנו משתמשים בה הרבה פעמים עם פונקציות שונות.</text:p>
      <text:p text:style-name="P32"/>
      <text:p text:style-name="P35"><text:span text:style-name="T1">הערה</text:span>: אם בממשק יש שתי מתודות או יותר, אי-אפשר להשתמש בביטוי-ח<text:span text:style-name="T85">ץ .</text:span> <text:span text:style-name="T85">צריך להשתמש </text:span>בדרך א או בדרך ב.</text:p>
      <text:p text:style-name="P34"/>
      <text:p text:style-name="P100">עוד דברים שאפשר לעשות בעזרת ממשקים</text:p>
      <text:p text:style-name="P65"><text:span text:style-name="T5">תרגיל </text:span><text:span text:style-name="T1">א.</text:span> <text:span text:style-name="T86">כתבו</text:span> מתודה repeat שמקבלת פעולה כלשהי ומספר שלם חיובי n, ומבצעת את הפעולה n פעמים.</text:p>
      <text:p text:style-name="P65"><text:span text:style-name="T5">פתרון</text:span><text:span text:style-name="T86">: נ</text:span>גדיר ממשק עם מתודה אחת המבצעת פעולה. הנה ממשק כזה:</text:p>
      <text:p text:style-name="P14"><text:span text:style-name="T54">public</text:span><text:span text:style-name="T10"> </text:span><text:span text:style-name="T54">interface</text:span><text:span text:style-name="T10"> Runnable {</text:span></text:p>
      <text:p text:style-name="P66"><text:span text:style-name="T10"><text:tab/></text:span><text:span text:style-name="T54">void</text:span><text:span text:style-name="T10"> run();</text:span></text:p>
      <text:p text:style-name="P75">}</text:p>
      <text:p text:style-name="P43">(למעשה אין צורך להגדיר את הממשק הזה, הוא כבר מוגדר בג’אבה).</text:p>
      <text:p text:style-name="P43">עכשיו אפשר לכתוב את המתודה:</text:p>
      <text:p text:style-name="P14"><text:span text:style-name="T54">static</text:span><text:span text:style-name="T10"> </text:span><text:span text:style-name="T54">void</text:span><text:span text:style-name="T10"> repeat(</text:span><text:span text:style-name="T54">int</text:span><text:span text:style-name="T10"> </text:span><text:span text:style-name="T47">n</text:span><text:span text:style-name="T10">, Runnable </text:span><text:span text:style-name="T47">action</text:span><text:span text:style-name="T10">) {</text:span></text:p>
      <text:p text:style-name="P66"><text:span text:style-name="T34"><text:tab/></text:span><text:span text:style-name="T54">for</text:span><text:span text:style-name="T10"> (</text:span><text:span text:style-name="T54">int</text:span><text:span text:style-name="T10"> </text:span><text:span text:style-name="T47">i</text:span><text:span text:style-name="T10">=0; </text:span><text:span text:style-name="T47">i</text:span><text:span text:style-name="T10">&lt;</text:span><text:span text:style-name="T47">n</text:span><text:span text:style-name="T10">; </text:span><text:span text:style-name="T47">i</text:span><text:span text:style-name="T10">++)</text:span></text:p>
      <text:p text:style-name="P66"><text:span text:style-name="T10"><text:tab/><text:tab/></text:span><text:span text:style-name="T47">action</text:span><text:span text:style-name="T10">.run();</text:span></text:p>
      <text:p text:style-name="P75">}</text:p>
      <text:p text:style-name="P92">ולהשתמש בה למשל כך (עם "ביטוי חץ"):</text:p>
      <text:p text:style-name="P80">repeat(10, () -&gt; <text:s/>System.out.print(“x”))</text:p>
      <text:p text:style-name="P96">המשמעות של ביטוי-החץ היא: “הגדר מתודה בלי ארגומנטים (), שמדפיסה x”.</text:p>
      <text:p text:style-name="P96"/>
      <text:p text:style-name="P44"><text:span text:style-name="T1">תרגיל ב.</text:span> כתבו מתודה filter המקבלת מערך של מחרוזות ותנאי כלשהו לסינון המערך, <text:s/>ומחזירה מערך חדש מסונן.</text:p>
      <text:p text:style-name="P44"/>
      <text:p text:style-name="P44"><text:span text:style-name="T1">פתרון</text:span>: נגדיר ממשק עם מתודה אחת <text:span text:style-name="T97">הבודקת </text:span>תנאי <text:span text:style-name="T97">כלשהו על מחרוזת:</text:span></text:p>
      <text:p text:style-name="P15"><text:span text:style-name="T54">public</text:span><text:span text:style-name="T10"> </text:span><text:span text:style-name="T54">interface</text:span><text:span text:style-name="T10"> Predicate {</text:span></text:p>
      <text:p text:style-name="P66"><text:span text:style-name="T10"><text:tab/></text:span><text:span text:style-name="T54">boolean</text:span><text:span text:style-name="T10"> test(</text:span><text:span text:style-name="T23">String</text:span><text:span text:style-name="T10"> </text:span><text:span text:style-name="T47">s</text:span><text:span text:style-name="T10">);</text:span></text:p>
      <text:p text:style-name="P75">}</text:p>
      <text:p text:style-name="P92">ואז נכתוב את המתודה לסינון:</text:p>
      <text:p text:style-name="P15"><text:soft-page-break/><text:span text:style-name="T54">static</text:span><text:span text:style-name="T10"> List&lt;String&gt; filter(List&lt;String&gt; </text:span><text:span text:style-name="T47">strings</text:span><text:span text:style-name="T10">, Predicate </text:span><text:span text:style-name="T47">p</text:span><text:span text:style-name="T10">) {</text:span></text:p>
      <text:p text:style-name="P66"><text:span text:style-name="T10"><text:tab/>List&lt;</text:span><text:span text:style-name="T17">String</text:span><text:span text:style-name="T10">&gt; </text:span><text:span text:style-name="T47">output</text:span><text:span text:style-name="T10"> = </text:span><text:span text:style-name="T54">new</text:span><text:span text:style-name="T10"> ArrayList&lt;&gt;();</text:span></text:p>
      <text:p text:style-name="P66"><text:span text:style-name="T10"><text:tab/></text:span><text:span text:style-name="T54">for</text:span><text:span text:style-name="T10"> (</text:span><text:span text:style-name="T25">String </text:span><text:span text:style-name="T18">s: strings</text:span><text:span text:style-name="T10">)</text:span></text:p>
      <text:p text:style-name="P68"><text:span text:style-name="T10"><text:tab/><text:tab/></text:span><text:span text:style-name="T54">if</text:span><text:span text:style-name="T10"> (</text:span><text:span text:style-name="T49">p</text:span><text:span text:style-name="T10">.test(</text:span><text:span text:style-name="T18">s</text:span><text:span text:style-name="T10">)) </text:span></text:p>
      <text:p text:style-name="P66"><text:span text:style-name="T10"><text:tab/><text:tab/><text:tab/></text:span><text:span text:style-name="T47">output</text:span><text:span text:style-name="T10">.add(</text:span><text:span text:style-name="T47">s</text:span><text:span text:style-name="T10">);</text:span></text:p>
      <text:p text:style-name="P66"><text:span text:style-name="T10"><text:tab/></text:span><text:span text:style-name="T54">return</text:span><text:span text:style-name="T10"> </text:span><text:span text:style-name="T47">output</text:span><text:span text:style-name="T10">;</text:span></text:p>
      <text:p text:style-name="P75">}</text:p>
      <text:p text:style-name="P87">ונשתמש בה למשל כך:</text:p>
      <text:p text:style-name="P83"><text:span text:style-name="T8">List&lt;String&gt; </text:span><text:span text:style-name="T45">strings</text:span><text:span text:style-name="T8"> = </text:span><text:span text:style-name="T58">new</text:span><text:span text:style-name="T8"> ArrayList&lt;&gt;();</text:span></text:p>
      <text:p text:style-name="P66"><text:span text:style-name="T10">Collections.</text:span><text:span text:style-name="T38">addAll</text:span><text:span text:style-name="T10">(</text:span><text:span text:style-name="T47">strings</text:span><text:span text:style-name="T10">, </text:span><text:span text:style-name="T89">"aaa"</text:span><text:span text:style-name="T10">,</text:span><text:span text:style-name="T89">"cc"</text:span><text:span text:style-name="T10">,</text:span><text:span text:style-name="T89">"bbbb"</text:span><text:span text:style-name="T10">,</text:span><text:span text:style-name="T89">"abc"</text:span><text:span text:style-name="T10">);</text:span></text:p>
      <text:p text:style-name="P69"><text:span text:style-name="T19">List&lt;String&gt; </text:span><text:span text:style-name="T51">startWithA</text:span><text:span text:style-name="T10"> = </text:span><text:span text:style-name="T38">filter</text:span><text:span text:style-name="T10">(</text:span><text:span text:style-name="T47">strings</text:span><text:span text:style-name="T10">, </text:span><text:span text:style-name="T50">s-&gt;s.startsWith(“a”) </text:span><text:span text:style-name="T10">);</text:span></text:p>
      <text:p text:style-name="P75"/>
      <text:p text:style-name="P89"><text:span text:style-name="T1">תרגיל </text:span><text:span text:style-name="T6">ג. </text:span><text:span text:style-name="T88">כתבו מתודה המקבלת אוסף מחרוזות ומסדרת את המחרוזות לפי תנאי כלשהו.</text:span></text:p>
      <text:p text:style-name="P90"><text:span text:style-name="T1">פתרון</text:span><text:span text:style-name="T87">: נשתמש בממשק שכבר קיים בג’אבה – הממשק Comparator. בממשק זה יש מתודה אחת compare המקבלת שני ארגומנטים, x ו-y, ומחזירה מספר שלם המציין מי מהם צריך להיות ראשון בסדר: אם הערך המוחזר הוא שלילי אז x צריך להיות ראשון, אם הערך המוחזר הוא חיובי אז y צריך להיות ראשון, ואם הערך המוחזר הוא אפס אז הם שקולים (לא משנה מי ראשון). למשל, כך אפשר לסדר מחרוזות לפי האורך, מהקצרה לארוכה:</text:span></text:p>
      <text:p text:style-name="P82">strings.sort( <text:s/>(x,y) -&gt; x.length() - y.length() );</text:p>
      <text:p text:style-name="P36"><text:span text:style-name="T1">חידה</text:span>: איך נסדר את המחרוזות מהארוכה לקצרה?</text:p>
      <text:p text:style-name="P45"/>
      <text:p text:style-name="P54">הרחבת ממשקים - <text:span text:style-name="T91">ירושה</text:span></text:p>
      <text:p text:style-name="P98">לפעמים אנחנו רוצים ליצור ממשק שהוא דומה לממשק שכבר קיים, אבל מוסיף לו עוד מתודות. </text:p>
      <text:p text:style-name="P98">נחזור לדוגמה של הפונקציה: נניח שאנחנו רוצים לכתוב מתודה שמציירת פונקציה, ויחד איתה גם את הנגזרת שלה. <text:s/>המתודה הזאת עובדת רק על פונקציה שיש לה נגזרת – רק על פונקציה <text:span text:style-name="T1">גזירה</text:span>. <text:s/>כדי לממש מתודה כזאת אנחנו צריכים לכתוב ממשק המייצג פונקציה גזירה. כל פונקציה גזירה היא גם פונקציה – היא צריכה לדעת לחשב את הערך של עצמה בנקודה (apply). <text:s/>אבל פונקציה גזירה יודעת גם להחזיר את הנגזרת של עצמה. לכן הממשק של פונקציה גזירה <text:span text:style-name="T1">מרחיב</text:span> את הממשק של פונקציה. בג’אבה מילת המפתח היא extends:</text:p>
      <text:p text:style-name="P17"><text:span text:style-name="T54">public</text:span><text:span text:style-name="T10"> </text:span><text:span text:style-name="T54">interface</text:span><text:span text:style-name="T10"> DifferentiableFunction </text:span><text:span text:style-name="T54">extends</text:span><text:span text:style-name="T10"> Function {</text:span></text:p>
      <text:p text:style-name="P75"><text:tab/>Function getDerivative();</text:p>
      <text:p text:style-name="P75">}</text:p>
      <text:p text:style-name="P75"/>
      <text:p text:style-name="P91"><text:span text:style-name="T35">הערה</text:span><text:span text:style-name="T10">: בשפות אחרות אומרים שהממשק של פונקציה גזירה </text:span><text:span text:style-name="T35">יורש</text:span><text:span text:style-name="T10"> (inherits) את הממשק של פונקציה (כי הוא מכיל גם את המתודה apply הנמצאת בממשק Function). <text:s text:c="2"/>בשפת ג’אבה, במקום יורש אומרים מרחיב – במקום inherits אומרים extends.</text:span></text:p>
      <text:p text:style-name="P93"/>
      <text:p text:style-name="P47">עכשיו נכתוב את המתודה שרצינו:</text:p>
      <text:p text:style-name="P18"><text:span text:style-name="T54">static void </text:span>printFunctionAndDerivative(DifferentiableFunction f, </text:p>
      <text:p text:style-name="P18"><text:tab/>double xFrom, double xTo, int numPoints) {</text:p>
      <text:p text:style-name="P18"><text:tab/>printPoints(f, xFrom, xTo, numPoints);</text:p>
      <text:p text:style-name="P18"><text:tab/>printPoints(f.getDerivative(), xFrom, xTo, numPoints);</text:p>
      <text:p text:style-name="P18">}</text:p>
      <text:p text:style-name="P48"><text:soft-page-break/>שימו לב ש-f עוברת כארגומנט למתודה printPoints. המתודה printPoints מצפה לקבל ארגומנט מסוג Function, ו-f היא מסוג DifferentiableFunction, אבל הממשק הזה מרחיב את Function ולכן ניתן להשתמש כאן ב-f. <text:s text:c="3"/>זה גם הגיוני: כל פונקציה גזירה היא פונקציה, ולכן אפשר להעביר פונקציה גזירה לכל מתודה שמצפה לקבל פונקציה.</text:p>
      <text:p text:style-name="P48"/>
      <text:p text:style-name="P49">כדי לממש את הממשק המורחב DifferentiableFunction צריך לממש שתי מתודות, ולכן אי-אפשר לעשות זאת בעזרת ביטוי-חץ. אפשר לעשות זאת למשל ע"י הגדרת מחלקה חדשה <text:span text:style-name="T92">(המחלקה משתמשת במחלקה Sine שהגדרנו קודם):</text:span></text:p>
      <text:p text:style-name="P31"/>
      <text:p text:style-name="P11"><text:span text:style-name="T54">public</text:span><text:span text:style-name="T10"> </text:span><text:span text:style-name="T54">class</text:span><text:span text:style-name="T10"> </text:span><text:span text:style-name="T21">Cosine</text:span><text:span text:style-name="T10"> </text:span><text:span text:style-name="T54">implements</text:span><text:span text:style-name="T10"> </text:span><text:span text:style-name="T21">Differentiable</text:span><text:span text:style-name="T10">Function {</text:span></text:p>
      <text:p text:style-name="P70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70"><text:span text:style-name="T10"><text:tab/><text:tab/></text:span><text:span text:style-name="T54">return</text:span><text:span text:style-name="T10"> Math.</text:span><text:span text:style-name="T40">cos</text:span><text:span text:style-name="T10">(</text:span><text:span text:style-name="T47">x</text:span><text:span text:style-name="T10">);</text:span></text:p>
      <text:p text:style-name="P77"><text:tab/>}</text:p>
      <text:p text:style-name="P70"><text:span text:style-name="T10"><text:tab/></text:span><text:span text:style-name="T54">public</text:span><text:span text:style-name="T10"> </text:span><text:span text:style-name="T22">Function getDerivative</text:span><text:span text:style-name="T10">() {</text:span></text:p>
      <text:p text:style-name="P71"><text:span text:style-name="T10"><text:tab/><text:tab/></text:span><text:span text:style-name="T54">return</text:span><text:span text:style-name="T10"> </text:span><text:span text:style-name="T56">new</text:span><text:span text:style-name="T22"> Sine();</text:span></text:p>
      <text:p text:style-name="P77"><text:tab/>}</text:p>
      <text:p text:style-name="P81">}</text:p>
      <text:p text:style-name="P97"><text:span text:style-name="T21">מ</text:span><text:span text:style-name="T10">ושג ההרחבה (=ירושה) קיים לא רק לגבי ממשקים אלא גם לגבי מחלקות. הרעיון דומה: </text:span></text:p>
      <text:list xml:id="list51758763254785907" text:style-name="L1">
        <text:list-item>
          <text:p text:style-name="P103"><text:span text:style-name="T28">כותבים </text:span><text:span text:style-name="T10">מחלקה חדשה אשר מרחיבה (</text:span><text:span text:style-name="T35">extends</text:span><text:span text:style-name="T10">) מחלקה קיימת. </text:span></text:p>
        </text:list-item>
        <text:list-item>
          <text:p text:style-name="P105">המחלקה החדשה יורשת את כל המתודות והשדות של המחלקה הקיימת, ויכולה להוסיף עליהם עוד מתודות ושדות.</text:p>
        </text:list-item>
        <text:list-item>
          <text:p text:style-name="P106">ניתן להשתמש במחלקה החדשה כארגומנט לכל מתודה המצפה לקבל את המחלקה הקיימת.</text:p>
        </text:list-item>
      </text:list>
      <text:p text:style-name="P23">יש הבדל אחד בין הרחבת ממשק להרחבת מחלקה: ממשק יכול להרחיב כמה ממשקים בו-זמנית, אבל מחלקה יכולה להרחיב רק מחלקה אחת.</text:p>
      <text:p text:style-name="P109"><text:span text:style-name="T93">עוד על </text:span>ירושה של מחלקות <text:span text:style-name="T94">ניתן לקרוא ב</text:span>פרק 4 בספר, וכן באחד השיעורים הבאים.</text:p>
      <text:p text:style-name="P54"><text:span text:style-name="T91">הכללת </text:span>ממשקים – <text:span text:style-name="T91">תכנות גנרי</text:span></text:p>
      <text:p text:style-name="P20">אפשר לכתוב ממשקים שיעבדו עם <text:span text:style-name="T95">הרבה סוגים של עצמים שונים בו-זמנית.</text:span></text:p>
      <text:p text:style-name="P21">נחזור לדוגמה של הסינון: כתבנו למעלה מתודה בשם filter שמסננת רשימה של מחרוזות. אבל <text:span text:style-name="T96">האלגוריתם של סינון הוא אותו אלגוריתם בין אם מסננים מחרוזות, מספרים או אובייקטים כלשהם. <text:s/>זה די פשוט להכליל את התנאי ואת המתודה שיטפלו בכל סוג שהוא. קודם-כל נכליל את הממשק ע"י הוספת פרמטר-סוג בסוגריים משולשים "&lt;T&gt;”:</text:span></text:p>
      <text:p text:style-name="P16"><text:span text:style-name="T54">public</text:span><text:span text:style-name="T10"> </text:span><text:span text:style-name="T54">interface</text:span><text:span text:style-name="T10"> Predicate</text:span><text:span text:style-name="T36">&lt;T&gt;</text:span><text:span text:style-name="T10"> {</text:span></text:p>
      <text:p text:style-name="P72"><text:span text:style-name="T10"><text:tab/></text:span><text:span text:style-name="T54">boolean</text:span><text:span text:style-name="T10"> test(</text:span><text:span text:style-name="T23">String</text:span><text:span text:style-name="T10"> </text:span><text:span text:style-name="T47">s</text:span><text:span text:style-name="T10">);</text:span></text:p>
      <text:p text:style-name="P78">}</text:p>
      <text:p text:style-name="P94">עכשיו נכליל את המתודה לסינון ע"י שימוש בפרמטר סוג דומה:</text:p>
      <text:p text:style-name="P16"><text:span text:style-name="T54">static</text:span><text:span text:style-name="T10"> </text:span><text:span text:style-name="T36">&lt;T&gt; </text:span><text:span text:style-name="T10">List</text:span><text:span text:style-name="T35">&lt;</text:span><text:span text:style-name="T36">T</text:span><text:span text:style-name="T35">&gt;</text:span><text:span text:style-name="T10"> filter(List</text:span><text:span text:style-name="T35">&lt;</text:span><text:span text:style-name="T36">T</text:span><text:span text:style-name="T35">&gt;</text:span><text:span text:style-name="T10"> </text:span><text:span text:style-name="T52">items</text:span><text:span text:style-name="T10">, Predicate</text:span><text:span text:style-name="T36">&lt;T&gt;</text:span><text:span text:style-name="T10"> </text:span><text:span text:style-name="T47">p</text:span><text:span text:style-name="T10">) {</text:span></text:p>
      <text:p text:style-name="P72"><text:span text:style-name="T10"><text:tab/>List</text:span><text:span text:style-name="T35">&lt;</text:span><text:span text:style-name="T37">T</text:span><text:span text:style-name="T35">&gt;</text:span><text:span text:style-name="T10"> </text:span><text:span text:style-name="T47">output</text:span><text:span text:style-name="T10"> = </text:span><text:span text:style-name="T54">new</text:span><text:span text:style-name="T10"> ArrayList&lt;&gt;();</text:span></text:p>
      <text:p text:style-name="P73"><text:span text:style-name="T10"><text:tab/></text:span><text:span text:style-name="T54">for</text:span><text:span text:style-name="T10"> (</text:span><text:span text:style-name="T24">T </text:span><text:span text:style-name="T18">s: </text:span><text:span text:style-name="T52">items</text:span><text:span text:style-name="T10">)</text:span></text:p>
      <text:p text:style-name="P72"><text:span text:style-name="T10"><text:tab/><text:tab/></text:span><text:span text:style-name="T54">if</text:span><text:span text:style-name="T10"> (</text:span><text:span text:style-name="T49">p</text:span><text:span text:style-name="T10">.test(</text:span><text:span text:style-name="T18">s</text:span><text:span text:style-name="T10">)) </text:span></text:p>
      <text:p text:style-name="P72"><text:span text:style-name="T10"><text:tab/><text:tab/><text:tab/></text:span><text:span text:style-name="T47">output</text:span><text:span text:style-name="T10">.add(</text:span><text:span text:style-name="T47">s</text:span><text:span text:style-name="T10">);</text:span></text:p>
      <text:p text:style-name="P72"><text:soft-page-break/><text:span text:style-name="T10"><text:tab/></text:span><text:span text:style-name="T54">return</text:span><text:span text:style-name="T10"> </text:span><text:span text:style-name="T47">output</text:span><text:span text:style-name="T10">;</text:span></text:p>
      <text:p text:style-name="P78">}</text:p>
      <text:p text:style-name="P88"><text:span text:style-name="T98">אפשר להשתמש במתודה לסינון רשימת מחרוזות בדיוק כמו קודם, אבל עכשיו אפשר להשתמש באותה מתודה כדי לסנן רשימה של מספרים, </text:span>למשל כך:</text:p>
      <text:p text:style-name="P84"><text:span text:style-name="T8">List&lt;</text:span><text:span text:style-name="T44">Integer</text:span><text:span text:style-name="T8">&gt; </text:span><text:span text:style-name="T44">ints </text:span><text:span text:style-name="T8">= </text:span><text:span text:style-name="T58">new</text:span><text:span text:style-name="T8"> ArrayList&lt;&gt;();</text:span></text:p>
      <text:p text:style-name="P74"><text:span text:style-name="T10">Collections.</text:span><text:span text:style-name="T38">addAll</text:span><text:span text:style-name="T10">(</text:span><text:span text:style-name="T26">ints, 1,9,2,8,3,7,4,6,5,5</text:span><text:span text:style-name="T10">);</text:span></text:p>
      <text:p text:style-name="P72"><text:span text:style-name="T19">List&lt;</text:span><text:span text:style-name="T27">Integer</text:span><text:span text:style-name="T19">&gt; </text:span><text:span text:style-name="T53">above5</text:span><text:span text:style-name="T10"> = </text:span><text:span text:style-name="T38">filter</text:span><text:span text:style-name="T10">(</text:span><text:span text:style-name="T47">strings</text:span><text:span text:style-name="T10">, </text:span><text:span text:style-name="T27">x </text:span><text:span text:style-name="T50">-&gt; </text:span><text:span text:style-name="T53">x&gt;=5</text:span><text:span text:style-name="T50"> </text:span><text:span text:style-name="T10">);</text:span></text:p>
      <text:p text:style-name="P95">אפשר לסנן רשימות מכל סוג שהוא בעזרת אותה פונקציה.</text:p>
      <text:p text:style-name="P22"/>
      <text:p text:style-name="P24">ניתן להכליל לא רק ממשקים אלא גם מחלקות. הרעיון דומה:</text:p>
      <text:list xml:id="list84357853963485" text:continue-numbering="true" text:style-name="L1">
        <text:list-item>
          <text:p text:style-name="P104"><text:span text:style-name="T28">כותבים </text:span><text:span text:style-name="T10">מחלקה חדשה </text:span><text:span text:style-name="T29">עם פרמטר-סוג בסוגריים משולשים.</text:span></text:p>
        </text:list-item>
        <text:list-item>
          <text:p text:style-name="P107">כשיוצרים עצם מהמחלקה החדשה, צריך לשים סוג ספציפי בתוך הסוגריים המשולשים.</text:p>
        </text:list-item>
      </text:list>
      <text:p text:style-name="P50"><text:span text:style-name="T31">עוד על </text:span><text:span text:style-name="T33">תיכנות גנרי ופרמטרי-סוג ניתן</text:span><text:span text:style-name="T32"> לקרוא ב</text:span><text:span text:style-name="T30">פרק </text:span><text:span text:style-name="T33">6</text:span><text:span text:style-name="T30"> בספר.</text:span></text:p>
      <text:p text:style-name="P52"/>
      <text:p text:style-name="P55">ממשקים קיימים בג’אבה</text:p>
      <text:p text:style-name="P46">בשפת ג’אבה כבר מוגדרים הרבה ממשקים פונקציונליים (- עם מתודה אחת), וניתן להשתמש בהם בתוכניות שלכם. לפרטים חפשו בגוגל "Java util function”. <text:s/><text:span text:style-name="T99">כמעט כל הממשקים הם גנריים ומקבלים פרמטר-סוג אחד או יותר.</text:span></text:p>
      <text:p text:style-name="P46"/>
      <text:p text:style-name="P37"><text:span text:style-name="T1">חידה</text:span>: <text:span text:style-name="T90">אנחנו רוצים לשנות את המתודה repeat שכתבנו למעלה, כך שתקבל פעולה עם פרמטר ותעביר לפעולה את האינדקס הרץ (i). <text:s/>למשל, הקריאה:</text:span></text:p>
      <text:p text:style-name="P86"><text:span text:style-name="T10">repeat(10, </text:span><text:span text:style-name="T20">i</text:span><text:span text:style-name="T10"> -&gt; <text:s/>System.out.print(</text:span><text:span text:style-name="T20">i</text:span><text:span text:style-name="T10">))</text:span></text:p>
      <text:p text:style-name="P38">תדפיס את כל המספרים בין 0 ל-9. <text:s text:c="4"/>באיזה ממשק מהממשקים הקיימים בג’אבה כדאי להשתמש? ואיך נשנה את המתודה repeat?</text:p>
      <text:p text:style-name="P37"/>
      <text:p text:style-name="P37"/>
      <text:p text:style-name="P101">מקורות </text:p>
      <text:list xml:id="list5658365315407736066" text:style-name="L2">
        <text:list-item>
          <text:p text:style-name="P108">Cay Horstmann, “Core Java for the Impatient”, chapter <text:span text:style-name="T65">3 (interfaces), chapter 4 (inheritance), chapter 6 (generics).</text:span></text:p>
        </text:list-item>
      </text:list>
      <text:p text:style-name="P19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>
      <style:paragraph-properties style:writing-mode="rl-tb"/>
      <style:text-properties fo:font-size="10pt" style:font-size-asian="10.5pt" style:font-size-complex="10pt" style:font-weight-complex="normal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137f4f4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7T08:43:55.648976936</dc:date>
    <meta:editing-duration>PT17H48M34S</meta:editing-duration>
    <meta:editing-cycles>272</meta:editing-cycles>
    <meta:document-statistic meta:table-count="0" meta:image-count="0" meta:object-count="0" meta:page-count="6" meta:paragraph-count="171" meta:word-count="1616" meta:character-count="9807" meta:non-whitespace-character-count="8259"/>
  </office:meta>
</office:document-meta>
</file>